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Heading_20_3">
      <style:paragraph-properties fo:text-align="justify" style:justify-single-word="false"/>
    </style:style>
    <style:style style:name="P5" style:family="paragraph" style:parent-style-name="Heading_20_1">
      <style:paragraph-properties fo:text-align="justify"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margin-left="1.251cm" fo:margin-right="0cm" fo:text-align="justify" style:justify-single-word="false" fo:text-indent="0cm" style:auto-text-indent="false"/>
    </style:style>
    <style:style style:name="P8" style:family="paragraph" style:parent-style-name="Text_20_body">
      <style:paragraph-properties fo:text-align="justify" style:justify-single-word="false"/>
    </style:style>
    <style:style style:name="P9" style:family="paragraph" style:parent-style-name="Text_20_body" style:list-style-name="L1">
      <style:paragraph-properties fo:text-align="justify" style:justify-single-word="false"/>
    </style:style>
    <style:style style:name="P10" style:family="paragraph" style:parent-style-name="Text_20_body" style:list-style-name="L3">
      <style:paragraph-properties fo:text-align="justify" style:justify-single-word="false"/>
    </style:style>
    <style:style style:name="P11" style:family="paragraph" style:parent-style-name="Text_20_body" style:list-style-name="L4">
      <style:paragraph-properties fo:text-align="justify" style:justify-single-word="false"/>
    </style:style>
    <style:style style:name="P12" style:family="paragraph" style:parent-style-name="Text_20_body">
      <style:paragraph-properties fo:text-align="justify" style:justify-single-word="false"/>
      <style:text-properties fo:font-style="italic" style:font-style-asian="italic" style:font-style-complex="italic"/>
    </style:style>
    <style:style style:name="P13" style:family="paragraph" style:parent-style-name="Text_20_body" style:list-style-name="L2">
      <style:paragraph-properties fo:margin-left="1.251cm" fo:margin-right="0cm" fo:text-align="justify" style:justify-single-word="false" fo:text-indent="0cm" style:auto-text-indent="false"/>
    </style:style>
    <style:style style:name="P14" style:family="paragraph" style:parent-style-name="Heading_20_3">
      <style:paragraph-properties fo:text-align="justify" style:justify-single-word="false"/>
    </style:style>
    <style:style style:name="T1" style:family="text">
      <style:text-properties fo:font-size="10pt" style:font-size-asian="10pt" style:font-size-complex="10pt"/>
    </style:style>
    <style:style style:name="T2" style:family="text">
      <style:text-properties style:font-name="DejaVu Sans Mono1" fo:font-size="10pt" style:font-size-asian="10pt" style:font-size-complex="10pt"/>
    </style:style>
    <style:style style:name="T3" style:family="text">
      <style:text-properties style:font-name="Nimbus Sans L" fo:font-size="14pt" style:font-size-asian="14pt" style:font-size-complex="14p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508cm" text:min-label-width="0.635cm"/>
        <style:text-properties style:font-name="StarSymbol"/>
      </text:list-level-style-bullet>
      <text:list-level-style-bullet text:level="2" text:style-name="Bullet_20_Symbols" style:num-suffix="." text:bullet-char="○">
        <style:list-level-properties text:space-before="0.762cm" text:min-label-width="0.635cm"/>
        <style:text-properties style:font-name="StarSymbol"/>
      </text:list-level-style-bullet>
      <text:list-level-style-bullet text:level="3" text:style-name="Bullet_20_Symbols" style:num-suffix="." text:bullet-char="■">
        <style:list-level-properties text:space-before="2.032cm" text:min-label-width="0.635cm"/>
        <style:text-properties style:font-name="StarSymbol"/>
      </text:list-level-style-bullet>
      <text:list-level-style-bullet text:level="4" text:style-name="Bullet_20_Symbols" style:num-suffix="." text:bullet-char="●">
        <style:list-level-properties text:space-before="3.302cm" text:min-label-width="0.635cm"/>
        <style:text-properties style:font-name="StarSymbol"/>
      </text:list-level-style-bullet>
      <text:list-level-style-bullet text:level="5" text:style-name="Bullet_20_Symbols" style:num-suffix="." text:bullet-char="○">
        <style:list-level-properties text:space-before="4.572cm" text:min-label-width="0.635cm"/>
        <style:text-properties style:font-name="StarSymbol"/>
      </text:list-level-style-bullet>
      <text:list-level-style-bullet text:level="6" text:style-name="Bullet_20_Symbols" style:num-suffix="." text:bullet-char="■">
        <style:list-level-properties text:space-before="5.842cm" text:min-label-width="0.635cm"/>
        <style:text-properties style:font-name="StarSymbol"/>
      </text:list-level-style-bullet>
      <text:list-level-style-bullet text:level="7" text:style-name="Bullet_20_Symbols" style:num-suffix="." text:bullet-char="●">
        <style:list-level-properties text:space-before="7.112cm" text:min-label-width="0.635cm"/>
        <style:text-properties style:font-name="StarSymbol"/>
      </text:list-level-style-bullet>
      <text:list-level-style-bullet text:level="8" text:style-name="Bullet_20_Symbols" style:num-suffix="." text:bullet-char="○">
        <style:list-level-properties text:space-before="8.382cm" text:min-label-width="0.635cm"/>
        <style:text-properties style:font-name="StarSymbol"/>
      </text:list-level-style-bullet>
      <text:list-level-style-bullet text:level="9" text:style-name="Bullet_20_Symbols" style:num-suffix="." text:bullet-char="■">
        <style:list-level-properties text:space-before="9.652cm" text:min-label-width="0.635cm"/>
        <style:text-properties style:font-name="StarSymbol"/>
      </text:list-level-style-bullet>
      <text:list-level-style-bullet text:level="10" text:style-name="Bullet_20_Symbols" style:num-suffix="." text:bullet-char="●">
        <style:list-level-properties text:space-before="10.922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SEP #9 : Scipad / Add feature « Create help from sci »</text:h>
      <text:p text:style-name="P2"/>
      <text:p text:style-name="P1"/>
      <text:p text:style-name="P1">Title: Scipad / Add feature « Create help from sci »</text:p>
      <text:p text:style-name="P1">Version: 1.0</text:p>
      <text:p text:style-name="P1">Author: Francois Vogel – <text:a xlink:type="simple" xlink:href="mailto:fvogelnew1@free.fr">fvogelnew1@free.fr</text:a></text:p>
      <text:p text:style-name="P1">Review: </text:p>
      <text:p text:style-name="P1">Commented: </text:p>
      <text:p text:style-name="P1">State: Draft</text:p>
      <text:p text:style-name="P1">Scilab-Version: Trunk</text:p>
      <text:p text:style-name="P1">Vote: ?</text:p>
      <text:p text:style-name="P1">Created: 13/10/08</text:p>
      <text:p text:style-name="P2"/>
      <text:p text:style-name="P1"/>
      <text:h text:style-name="P4" text:outline-level="3">Abstract</text:h>
      <text:p text:style-name="P7">This SEP proposes to add a new feature in Scipad to allow for creating xml help files from comments located in the header of functions stored in .sci files.</text:p>
      <text:h text:style-name="P4" text:outline-level="3">Rationale</text:h>
      <text:p text:style-name="P3">Some users, mostly coming from Matlab, have get into the habit of documenting their sci files by using comments directly embedded in the header of their function files.</text:p>
      <text:p text:style-name="P3">Besides, Scilab has a help system based on xml help source files that the build process compiles into different formats for later use in the java browser.</text:p>
      <text:p text:style-name="P3">The purpose of this proposal is to help users to bridge the gap between their header-documented .sci files and xml files a la Scilab 5.</text:p>
      <text:p text:style-name="P3">To reach this goal, a new Scipad feature is to be introduced: « Create help from head comments ». This will be located in the Scipad File menu near the existing « Create help skeleton ».</text:p>
      <text:h text:style-name="P4" text:outline-level="3"><text:span text:style-name="Teletype"><text:span text:style-name="T3">Implementation</text:span></text:span></text:h>
      <text:p text:style-name="P3">Implementation is using a function help_from_sci courtesy of Torbjørn Pettersen. This function is similar to help_skeleton. It parses the header comments from a Scilab file stored on disk, identifies keywords and turn these comments into a valid xml file that can later be compiled by the Scilab help build process.</text:p>
      <text:p text:style-name="P3">Function help_from_sci is to be included in the help module of Scilab 5 (licence issues to fix – currently discussing this). This function will therefore be added in Scilab itself, making it available at the prompt level too.</text:p>
      <text:p text:style-name="P3">From Scipad, implementation is the same as for creating a help skeleton in Scipad. It consists basically in calling ScilabEval help_from_sci(filepath,dir), filepath being the location of the file on disk, and dir being the directory where the resulting xml help file will be saved. This location can be selected by the user.</text:p>
      <text:h text:style-name="P4" text:outline-level="3">Use case</text:h>
      <text:p text:style-name="P3">Documentation could be written and maintained as part of the head_comment section of the .sci file, and help_from_sci should be used for generation of the final xml files. This approach <text:soft-page-break/>eliminates any sync issues between the function source file and its associated help file.</text:p>
      <text:h text:style-name="P4" text:outline-level="3"><text:span text:style-name="Teletype"><text:span text:style-name="T3">Alternatives</text:span></text:span></text:h>
      <text:p text:style-name="P3">It has been proposed to use other documenting schemes, among which doxygen and robodoc. These are not deemed to be adequate solutions because:</text:p>
      <text:list text:style-name="L2">
        <text:list-item>
          <text:p text:style-name="P13">They are currently not part of Scilab (despite the Scilab code is automatically documented by doxygen, this happens outside of the source tree) and they are much less lightweight than the proposal of this SEP</text:p>
        </text:list-item>
        <text:list-item>
          <text:p text:style-name="P13">Doxygen or similar tools are not understood to be a solution for any lambda-user, because a number of syntax conventions need to be learned</text:p>
        </text:list-item>
      </text:list>
      <text:list text:style-name="L1">
        <text:list-item>
          <text:p text:style-name="P9">Until Scilab 6 becomes available, there is only very minimal introspection features available (e.g. macrovars). Benefits from using advanced documentation tools like doxygen, which makes advantage of source code structure analysis, are therefore not foreseen in the immediate future.</text:p>
        </text:list-item>
      </text:list>
      <text:p text:style-name="P3">Besides, the existing function head_comments cannot be of much use in this SEP because it prints only in the Scilab shell and this output cannot be captured. Also, this output would need to be parsed and converted into xml by help_from_sci.</text:p>
      <text:h text:style-name="P4" text:outline-level="3"><text:span text:style-name="Teletype"><text:span text:style-name="Teletype"><text:span text:style-name="T3">Compatibility</text:span></text:span></text:span></text:h>
      <text:p text:style-name="P3">Scilab 5.0 and later only, because help_from_sci implements the Scilab 5 help files structure based on a subset of Docbook.</text:p>
      <text:h text:style-name="P4" text:outline-level="3"><text:span text:style-name="Teletype"><text:span text:style-name="T3">Limitations and drawbacks</text:span></text:span></text:h>
      <text:p text:style-name="P3">No specific limitation is foreseen.</text:p>
      <text:p text:style-name="P3">Drawbacks are:</text:p>
      <text:list text:style-name="L4">
        <text:list-item>
          <text:p text:style-name="P11">Possible sync issues between the .sci file and it's corresponding xml file. Responsibility left to the user, who should not deviate from the use case mentioned above.</text:p>
        </text:list-item>
        <text:list-item>
          <text:p text:style-name="P11">In case the help system changes, for instance by changing the Docbook subset that it uses, then function help_from_sci should be maintained in sync with this subset. This is much the same problem as for help_skeleton, and looks as an accepted drawback.</text:p>
        </text:list-item>
      </text:list>
      <text:h text:style-name="P4" text:outline-level="3"><text:span text:style-name="Teletype"><text:span text:style-name="T3">Detailed reference implementation</text:span></text:span></text:h>
      <text:p text:style-name="P12">&lt;How can I attach files here? I could provide a diff against trunk, how to do this?&gt;</text:p>
      <text:h text:style-name="P4" text:outline-level="3"><text:span text:style-name="Teletype"><text:span text:style-name="T3">Still &lt;TODO&gt;</text:span></text:span></text:h>
      <text:list text:style-name="L3">
        <text:list-item>
          <text:p text:style-name="P10">The reference implementation does not limit the use of the new feature to Scilab 5 versions and above.</text:p>
        </text:list-item>
        <text:list-item>
          <text:p text:style-name="P10">License of contributed files from Torbjørn Pettersen is to be decided.</text:p>
        </text:list-item>
      </text:list>
      <text:h text:style-name="P4" text:outline-level="3"><text:span text:style-name="Teletype"><text:span text:style-name="T3">Example Usage</text:span></text:span></text:h>
      <text:p text:style-name="P3"><text:span text:style-name="Teletype"><text:span text:style-name="T1">From Scilab shell:</text:span></text:span></text:p>
      <text:p text:style-name="P3"><text:span text:style-name="Teletype"><text:span text:style-name="T1">// start without arguments to generate a source code template.</text:span></text:span></text:p>
      <text:p text:style-name="P3"><text:span text:style-name="Teletype"><text:span text:style-name="T1">help_from_sci()</text:span></text:span></text:p>
      <text:p text:style-name="P3"><text:soft-page-break/><text:span text:style-name="Teletype"><text:span text:style-name="T1">// Edit the template and save it as e.g test_fun.sci in the current directory.</text:span></text:span></text:p>
      <text:p text:style-name="P3"><text:span text:style-name="Teletype"><text:span text:style-name="T1">help_from_sci('test_fun') <text:s text:c="3"/>// return the xml skeleton as a text string</text:span></text:span></text:p>
      <text:p text:style-name="P3"><text:span text:style-name="Teletype"><text:span text:style-name="T1">help_from_sci('test_fun','.') // create the xml help file in the current directory.</text:span></text:span></text:p>
      <text:p text:style-name="P3"><text:span text:style-name="Teletype"><text:span text:style-name="T1">xmltohtml('.',[],'html.xsl','html') // create the file test_fun.html in current directory.</text:span></text:span></text:p>
      <text:h text:style-name="P4" text:outline-level="3">Changelog</text:h>
      <text:p text:style-name="P3"><text:tab/><text:span text:style-name="T2">1.0 – F. Vogel 13/10/08, Initial version.</text:span></text:p>
      <text:h text:style-name="P4" text:outline-level="3">Copyright</text:h>
      <text:p text:style-name="Standard"><text:tab/> This document has been placed under the N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Pierre MARECHAL</meta:initial-creator>
    <meta:creation-date>2008-07-09T13:39:08</meta:creation-date>
    <dc:creator>toto titi</dc:creator>
    <dc:date>2008-10-14T02:10:14</dc:date>
    <meta:editing-cycles>19</meta:editing-cycles>
    <meta:editing-duration>PT59M13S</meta:editing-duration>
    <meta:user-defined meta:name="Info 1"/>
    <meta:user-defined meta:name="Info 2"/>
    <meta:user-defined meta:name="Info 3"/>
    <meta:user-defined meta:name="Info 4"/>
    <meta:document-statistic meta:table-count="0" meta:image-count="0" meta:object-count="0" meta:page-count="3" meta:paragraph-count="53" meta:word-count="826" meta:character-count="4928"/>
  </office:meta>
</office:document-meta>
</file>